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T2" style:parent-style-name="Strong" style:family="text">
      <style:text-properties fo:font-weight="bold" style:font-weight-asian="bold" style:font-weight-complex="bold"/>
    </style:style>
    <style:style style:name="T3" style:parent-style-name="Strong" style:family="text">
      <style:text-properties fo:font-weight="bold" style:font-weight-asian="bold" style:font-weight-complex="bold"/>
    </style:style>
    <style:style style:name="T4" style:parent-style-name="Strong" style:family="text">
      <style:text-properties fo:font-weight="bold" style:font-weight-asian="bold" style:font-weight-complex="bold"/>
    </style:style>
    <style:style style:name="T5" style:parent-style-name="Strong" style:family="text">
      <style:text-properties fo:font-weight="bold" style:font-weight-asian="bold" style:font-weight-complex="bold"/>
    </style:style>
    <style:style style:name="T6" style:parent-style-name="Strong" style:family="text">
      <style:text-properties fo:font-weight="bold" style:font-weight-asian="bold" style:font-weight-complex="bold"/>
    </style:style>
    <style:style style:name="P7" style:parent-style-name="NormalWeb" style:family="paragraph">
      <style:paragraph-properties style:vertical-align="auto"/>
      <style:text-properties fo:hyphenate="true"/>
    </style:style>
    <style:style style:name="P8" style:parent-style-name="NormalWeb" style:family="paragraph">
      <style:paragraph-properties style:vertical-align="auto"/>
      <style:text-properties fo:hyphenate="true"/>
    </style:style>
    <style:style style:name="P9" style:parent-style-name="NormalWeb" style:family="paragraph">
      <style:paragraph-properties style:vertical-align="auto"/>
      <style:text-properties fo:hyphenate="true"/>
    </style:style>
    <style:style style:name="P10" style:parent-style-name="NormalWeb" style:family="paragraph">
      <style:paragraph-properties style:vertical-align="auto"/>
      <style:text-properties fo:hyphenate="true"/>
    </style:style>
    <style:style style:name="P11" style:parent-style-name="NormalWeb" style:family="paragraph">
      <style:paragraph-properties style:vertical-align="auto"/>
      <style:text-properties fo:hyphenate="true"/>
    </style:style>
    <style:style style:name="P12" style:parent-style-name="NormalWeb" style:family="paragraph">
      <style:paragraph-properties style:vertical-align="auto"/>
      <style:text-properties fo:hyphenate="true"/>
    </style:style>
    <style:style style:name="P13" style:parent-style-name="NormalWeb" style:family="paragraph">
      <style:paragraph-properties style:vertical-align="auto"/>
      <style:text-properties fo:hyphenate="true"/>
    </style:style>
    <style:style style:name="T14" style:parent-style-name="Strong" style:family="text">
      <style:text-properties fo:font-weight="bold" style:font-weight-asian="bold" style:font-weight-complex="bold"/>
    </style:style>
    <style:style style:name="P15" style:parent-style-name="NormalWeb" style:family="paragraph">
      <style:paragraph-properties style:vertical-align="auto"/>
      <style:text-properties fo:hyphenate="true"/>
    </style:style>
    <style:style style:name="P16" style:parent-style-name="NormalWeb" style:family="paragraph">
      <style:paragraph-properties style:vertical-align="auto"/>
      <style:text-properties fo:hyphenate="true"/>
    </style:style>
    <style:style style:name="P17" style:parent-style-name="NormalWeb" style:family="paragraph">
      <style:paragraph-properties style:vertical-align="auto"/>
      <style:text-properties fo:hyphenate="true"/>
    </style:style>
    <style:style style:name="P18" style:parent-style-name="NormalWeb" style:family="paragraph">
      <style:paragraph-properties style:vertical-align="auto"/>
      <style:text-properties fo:hyphenate="true"/>
    </style:style>
    <style:style style:name="P19" style:parent-style-name="NormalWeb" style:family="paragraph">
      <style:paragraph-properties style:vertical-align="auto"/>
      <style:text-properties fo:hyphenate="true"/>
    </style:style>
    <style:style style:name="P20" style:parent-style-name="NormalWeb" style:family="paragraph">
      <style:paragraph-properties style:vertical-align="auto"/>
      <style:text-properties fo:hyphenate="true"/>
    </style:style>
    <style:style style:name="P21" style:parent-style-name="NormalWeb" style:family="paragraph">
      <style:paragraph-properties style:vertical-align="auto"/>
      <style:text-properties fo:hyphenate="true"/>
    </style:style>
    <style:style style:name="P22" style:parent-style-name="NormalWeb" style:family="paragraph">
      <style:paragraph-properties style:vertical-align="auto"/>
      <style:text-properties fo:hyphenate="true"/>
    </style:style>
    <style:style style:name="P23" style:parent-style-name="NormalWeb" style:family="paragraph">
      <style:paragraph-properties style:vertical-align="auto"/>
      <style:text-properties fo:hyphenate="true"/>
    </style:style>
    <style:style style:name="P24" style:parent-style-name="NormalWeb" style:family="paragraph">
      <style:paragraph-properties style:vertical-align="auto"/>
      <style:text-properties fo:hyphenate="true"/>
    </style:style>
    <style:style style:name="P25" style:parent-style-name="NormalWeb" style:family="paragraph">
      <style:paragraph-properties style:vertical-align="auto"/>
      <style:text-properties fo:hyphenate="true"/>
    </style:style>
    <style:style style:name="T26" style:parent-style-name="Strong" style:family="text">
      <style:text-properties fo:font-weight="bold" style:font-weight-asian="bold" style:font-weight-complex="bold"/>
    </style:style>
    <style:style style:name="T27" style:parent-style-name="Strong" style:family="text">
      <style:text-properties fo:font-weight="bold" style:font-weight-asian="bold" style:font-weight-complex="bold"/>
    </style:style>
    <style:style style:name="P28" style:parent-style-name="NormalWeb" style:family="paragraph">
      <style:paragraph-properties style:vertical-align="auto"/>
      <style:text-properties fo:hyphenate="true"/>
    </style:style>
    <style:style style:name="P29" style:parent-style-name="NormalWeb" style:family="paragraph">
      <style:paragraph-properties style:vertical-align="auto"/>
      <style:text-properties fo:hyphenate="true"/>
    </style:style>
    <style:style style:name="P30" style:parent-style-name="NormalWeb" style:family="paragraph">
      <style:paragraph-properties style:vertical-align="auto"/>
      <style:text-properties fo:hyphenate="true"/>
    </style:style>
    <style:style style:name="T31" style:parent-style-name="Strong" style:family="text">
      <style:text-properties fo:font-weight="bold" style:font-weight-asian="bold" style:font-weight-complex="bold"/>
    </style:style>
    <style:style style:name="P32" style:parent-style-name="NormalWeb" style:family="paragraph">
      <style:paragraph-properties style:vertical-align="auto"/>
      <style:text-properties fo:hyphenate="true"/>
    </style:style>
    <style:style style:name="P33" style:parent-style-name="NormalWeb" style:family="paragraph">
      <style:paragraph-properties style:vertical-align="auto"/>
      <style:text-properties fo:hyphenate="true"/>
    </style:style>
    <style:style style:name="P34" style:parent-style-name="NormalWeb" style:family="paragraph">
      <style:paragraph-properties style:vertical-align="auto"/>
      <style:text-properties fo:hyphenate="true"/>
    </style:style>
    <style:style style:name="P35" style:parent-style-name="NormalWeb" style:family="paragraph">
      <style:paragraph-properties style:vertical-align="auto"/>
      <style:text-properties fo:hyphenate="true"/>
    </style:style>
    <style:style style:name="P36" style:parent-style-name="NormalWeb" style:family="paragraph">
      <style:paragraph-properties style:vertical-align="auto"/>
      <style:text-properties fo:hyphenate="true"/>
    </style:style>
    <style:style style:name="T37" style:parent-style-name="Strong" style:family="text">
      <style:text-properties fo:font-weight="bold" style:font-weight-asian="bold" style:font-weight-complex="bold"/>
    </style:style>
    <style:style style:name="T38" style:parent-style-name="Strong" style:family="text">
      <style:text-properties fo:font-weight="bold" style:font-weight-asian="bold" style:font-weight-complex="bold"/>
    </style:style>
    <style:style style:name="T39" style:parent-style-name="Strong" style:family="text">
      <style:text-properties fo:font-weight="bold" style:font-weight-asian="bold" style:font-weight-complex="bold"/>
    </style:style>
    <style:style style:name="T40" style:parent-style-name="Strong" style:family="text">
      <style:text-properties fo:font-weight="bold" style:font-weight-asian="bold" style:font-weight-complex="bold"/>
    </style:style>
    <style:style style:name="P41" style:parent-style-name="NormalWeb" style:family="paragraph">
      <style:paragraph-properties style:vertical-align="auto"/>
      <style:text-properties fo:hyphenate="true"/>
    </style:style>
    <style:style style:name="P42" style:parent-style-name="NormalWeb" style:family="paragraph">
      <style:paragraph-properties style:vertical-align="auto"/>
      <style:text-properties fo:hyphenate="true"/>
    </style:style>
    <style:style style:name="P43" style:parent-style-name="NormalWeb" style:family="paragraph">
      <style:paragraph-properties style:vertical-align="auto"/>
      <style:text-properties fo:hyphenate="true"/>
    </style:style>
    <style:style style:name="P44" style:parent-style-name="NormalWeb" style:family="paragraph">
      <style:paragraph-properties style:vertical-align="auto"/>
      <style:text-properties fo:hyphenate="true"/>
    </style:style>
    <style:style style:name="P45" style:parent-style-name="NormalWeb" style:family="paragraph">
      <style:paragraph-properties style:vertical-align="auto"/>
      <style:text-properties fo:hyphenate="true"/>
    </style:style>
    <style:style style:name="P46" style:parent-style-name="NormalWeb" style:family="paragraph">
      <style:paragraph-properties style:vertical-align="auto"/>
      <style:text-properties fo:hyphenate="true"/>
    </style:style>
    <style:style style:name="P47" style:parent-style-name="NormalWeb" style:family="paragraph">
      <style:paragraph-properties style:vertical-align="auto"/>
      <style:text-properties fo:hyphenate="true"/>
    </style:style>
    <style:style style:name="T48" style:parent-style-name="Strong" style:family="text">
      <style:text-properties fo:font-weight="bold" style:font-weight-asian="bold" style:font-weight-complex="bold"/>
    </style:style>
    <style:style style:name="T49" style:parent-style-name="Strong" style:family="text">
      <style:text-properties fo:font-weight="bold" style:font-weight-asian="bold" style:font-weight-complex="bold"/>
    </style:style>
    <style:style style:name="P50" style:parent-style-name="NormalWeb" style:family="paragraph">
      <style:paragraph-properties style:vertical-align="auto"/>
      <style:text-properties fo:hyphenate="true"/>
    </style:style>
    <style:style style:name="P51" style:parent-style-name="NormalWeb" style:family="paragraph">
      <style:paragraph-properties style:vertical-align="auto"/>
      <style:text-properties fo:hyphenate="true"/>
    </style:style>
    <style:style style:name="P52" style:parent-style-name="NormalWeb" style:family="paragraph">
      <style:paragraph-properties style:vertical-align="auto"/>
      <style:text-properties fo:hyphenate="true"/>
    </style:style>
    <style:style style:name="P53" style:parent-style-name="NormalWeb" style:family="paragraph">
      <style:paragraph-properties style:vertical-align="auto"/>
      <style:text-properties fo:hyphenate="true"/>
    </style:style>
    <style:style style:name="P5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P55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6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7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8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59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0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1" style:parent-style-name="Normal" style:family="paragraph">
      <style:paragraph-properties fo:margin-top="0.0694in" fo:margin-bottom="0.0694in" fo:line-height="100%" fo:margin-left="0.25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  <style:style style:name="P62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 style:language-asian="en" style:country-asian="GB"/>
    </style:style>
  </office:automatic-styles>
  <office:body>
    <office:text text:use-soft-page-breaks="true">
      <text:h text:style-name="P1" text:outline-level="1"><text:span text:style-name="T2">IML House Price Predictor</text:span></text:h>
      <text:h text:style-name="Heading2" text:outline-level="2"><text:span text:style-name="T3">1. Project Title:</text:span></text:h>
      <text:p text:style-name="NormalWeb"><text:span text:style-name="Strong">IML House Price Predictor</text:span></text:p>
      <text:h text:style-name="Heading2" text:outline-level="2"><text:span text:style-name="T4">2. Introduction:</text:span></text:h>
      <text:p text:style-name="NormalWeb">The IML House Price Predictor is a machine learning project that estimates the sale prices of houses in Ames, Iowa, based on key housing features. It utilizes a Random Forest regression model, trained on selected features from the Ames Housing dataset. The project also includes a user-friendly GUI built with Tkinter to interact with the model.</text:p>
      <text:h text:style-name="Heading2" text:outline-level="2"><text:span text:style-name="T5">3. Objective:</text:span></text:h>
      <text:p text:style-name="NormalWeb">To build and demonstrate a machine learning regression model that can accurately predict house prices based on user-provided inputs using an intuitive desktop application.</text:p>
      <text:h text:style-name="Heading2" text:outline-level="2"><text:span text:style-name="T6">4. Technologies Used:</text:span></text:h>
      <text:list text:style-name="LFO7" text:continue-numbering="true">
        <text:list-item>
          <text:p text:style-name="P7"><text:span text:style-name="Strong">Programming Language:</text:span><text:s/>Python 3.13</text:p>
        </text:list-item>
        <text:list-item>
          <text:p text:style-name="P8"><text:span text:style-name="Strong">Libraries:</text:span></text:p>
          <text:list text:continue-numbering="true">
            <text:list-item>
              <text:p text:style-name="P9">scikit-learn (for model training and evaluation)</text:p>
            </text:list-item>
            <text:list-item>
              <text:p text:style-name="P10">Pandas, NumPy (for data handling)</text:p>
            </text:list-item>
            <text:list-item>
              <text:p text:style-name="P11">Matplotlib (for plotting feature importance)</text:p>
            </text:list-item>
            <text:list-item>
              <text:p text:style-name="P12">Tkinter (for GUI)</text:p>
            </text:list-item>
            <text:list-item>
              <text:p text:style-name="P13">Joblib (for saving/loading models)</text:p>
            </text:list-item>
          </text:list>
        </text:list-item>
      </text:list>
      <text:h text:style-name="Heading2" text:outline-level="2"><text:span text:style-name="T14">5. Dataset:</text:span></text:h>
      <text:list text:style-name="LFO8" text:continue-numbering="true">
        <text:list-item>
          <text:p text:style-name="P15"><text:span text:style-name="Strong">Source:</text:span><text:s/>Ames Housing Dataset (<text:span text:style-name="HTMLCode">AmesHousing.csv</text:span>)</text:p>
        </text:list-item>
        <text:list-item>
          <text:p text:style-name="P16"><text:span text:style-name="Strong">Key Features Used:</text:span></text:p>
          <text:list text:continue-numbering="true">
            <text:list-item>
              <text:p text:style-name="P17"><text:span text:style-name="HTMLCode">OverallQual</text:span>: Overall material and finish quality</text:p>
            </text:list-item>
            <text:list-item>
              <text:p text:style-name="P18"><text:span text:style-name="HTMLCode">GrLivArea</text:span>: Above grade (ground) living area in square feet</text:p>
            </text:list-item>
            <text:list-item>
              <text:p text:style-name="P19"><text:span text:style-name="HTMLCode">GarageCars</text:span>: Garage car capacity</text:p>
            </text:list-item>
            <text:list-item>
              <text:p text:style-name="P20"><text:span text:style-name="HTMLCode">GarageArea</text:span>: Garage area in square feet</text:p>
            </text:list-item>
            <text:list-item>
              <text:p text:style-name="P21"><text:span text:style-name="HTMLCode">TotalBsmtSF</text:span>: Total basement area in square feet</text:p>
            </text:list-item>
            <text:list-item>
              <text:p text:style-name="P22"><text:span text:style-name="HTMLCode">FullBath</text:span>: Number of full bathrooms above grade</text:p>
            </text:list-item>
            <text:list-item>
              <text:p text:style-name="P23"><text:span text:style-name="HTMLCode">YearBuilt</text:span>: Year of original construction</text:p>
            </text:list-item>
          </text:list>
        </text:list-item>
        <text:list-item>
          <text:p text:style-name="P24"><text:span text:style-name="Strong">Target Variable:</text:span></text:p>
          <text:list text:continue-numbering="true">
            <text:list-item>
              <text:p text:style-name="P25"><text:span text:style-name="HTMLCode">SalePrice</text:span>: Final sale price of the house</text:p>
            </text:list-item>
          </text:list>
        </text:list-item>
      </text:list>
      <text:h text:style-name="Heading2" text:outline-level="2"><text:span text:style-name="T26">6. Methodology:</text:span></text:h>
      <text:h text:style-name="Heading3" text:outline-level="3"><text:span text:style-name="T27">6.1 Data Preprocessing</text:span></text:h>
      <text:list text:style-name="LFO9" text:continue-numbering="true">
        <text:list-item>
          <text:p text:style-name="P28">Missing values are handled using<text:s/><text:span text:style-name="HTMLCode">SimpleImputer</text:span><text:s/>(mean strategy).</text:p>
        </text:list-item>
        <text:list-item>
          <text:p text:style-name="P29">No scaling required for Random Forest.</text:p>
        </text:list-item>
      </text:list>
      <text:p text:style-name="P30"/>
      <text:soft-page-break/>
      <text:h text:style-name="Heading3" text:outline-level="3"><text:span text:style-name="T31">6.2 Model Training</text:span></text:h>
      <text:list text:style-name="LFO10" text:continue-numbering="true">
        <text:list-item>
          <text:p text:style-name="P32">Split into training and testing sets (80/20).</text:p>
        </text:list-item>
        <text:list-item>
          <text:p text:style-name="P33">Trained with<text:s/><text:span text:style-name="HTMLCode">RandomForestRegressor</text:span>.</text:p>
        </text:list-item>
        <text:list-item>
          <text:p text:style-name="P34">Model Evaluation:</text:p>
          <text:list text:continue-numbering="true">
            <text:list-item>
              <text:p text:style-name="P35"><text:span text:style-name="Strong">RMSE:</text:span><text:s/>~32,978</text:p>
            </text:list-item>
            <text:list-item>
              <text:p text:style-name="P36"><text:span text:style-name="Strong">R² Score:</text:span><text:s/>~0.864</text:p>
            </text:list-item>
          </text:list>
        </text:list-item>
      </text:list>
      <text:h text:style-name="Heading3" text:outline-level="3"><text:span text:style-name="T37">6.3 Feature Importance</text:span></text:h>
      <text:p text:style-name="NormalWeb">Feature importances were derived from the trained model and visualized as a horizontal bar chart.</text:p>
      <text:h text:style-name="Heading3" text:outline-level="3"><text:span text:style-name="T38">6.4 Model Saving</text:span></text:h>
      <text:p text:style-name="NormalWeb">The trained model and preprocessing tools are saved using<text:s/><text:span text:style-name="HTMLCode">joblib</text:span>.</text:p>
      <text:h text:style-name="Heading2" text:outline-level="2"><text:span text:style-name="T39">7. GUI Application:</text:span></text:h>
      <text:p text:style-name="NormalWeb">A simple Tkinter GUI is provided. The user inputs housing feature values and clicks<text:s/><text:span text:style-name="Strong">"Predict Price"</text:span>, after which the predicted price is shown in a message box.</text:p>
      <text:h text:style-name="Heading3" text:outline-level="3"><text:span text:style-name="T40">Fields Required:</text:span></text:h>
      <text:list text:style-name="LFO11" text:continue-numbering="true">
        <text:list-item>
          <text:p text:style-name="P41">OverallQual</text:p>
        </text:list-item>
        <text:list-item>
          <text:p text:style-name="P42">GrLivArea</text:p>
        </text:list-item>
        <text:list-item>
          <text:p text:style-name="P43">GarageCars</text:p>
        </text:list-item>
        <text:list-item>
          <text:p text:style-name="P44">GarageArea</text:p>
        </text:list-item>
        <text:list-item>
          <text:p text:style-name="P45">TotalBsmtSF</text:p>
        </text:list-item>
        <text:list-item>
          <text:p text:style-name="P46">FullBath</text:p>
        </text:list-item>
        <text:list-item>
          <text:p text:style-name="P47">YearBuilt</text:p>
        </text:list-item>
      </text:list>
      <text:h text:style-name="Heading2" text:outline-level="2"><text:span text:style-name="T48">8. Folder Structure:</text:span></text:h>
      <text:p text:style-name="HTMLPreformatted"><text:span text:style-name="HTMLCode">AmesHousePricePredictor/</text:span></text:p>
      <text:p text:style-name="HTMLPreformatted"><text:span text:style-name="HTMLCode">│</text:span></text:p>
      <text:p text:style-name="HTMLPreformatted"><text:span text:style-name="HTMLCode">├── dataset/</text:span></text:p>
      <text:p text:style-name="HTMLPreformatted"><text:span text:style-name="HTMLCode">│ <text:s text:c="2"/>└── AmesHousing.csv</text:span></text:p>
      <text:p text:style-name="HTMLPreformatted"><text:span text:style-name="HTMLCode">│</text:span></text:p>
      <text:p text:style-name="HTMLPreformatted"><text:span text:style-name="HTMLCode">├── gui/</text:span></text:p>
      <text:p text:style-name="HTMLPreformatted"><text:span text:style-name="HTMLCode">│ <text:s text:c="2"/>└── app.py</text:span></text:p>
      <text:p text:style-name="HTMLPreformatted"><text:span text:style-name="HTMLCode">│</text:span></text:p>
      <text:p text:style-name="HTMLPreformatted"><text:span text:style-name="HTMLCode">├── model/</text:span></text:p>
      <text:p text:style-name="HTMLPreformatted"><text:span text:style-name="HTMLCode">│ <text:s text:c="2"/>├── train_model.py</text:span></text:p>
      <text:p text:style-name="HTMLPreformatted"><text:span text:style-name="HTMLCode">│ <text:s text:c="2"/>├── outputs/</text:span></text:p>
      <text:p text:style-name="HTMLPreformatted"><text:span text:style-name="HTMLCode">│ <text:s text:c="2"/>│ <text:s text:c="2"/>└── feature_importance.png</text:span></text:p>
      <text:p text:style-name="HTMLPreformatted"><text:span text:style-name="HTMLCode">│ <text:s text:c="2"/>└── model/</text:span></text:p>
      <text:p text:style-name="HTMLPreformatted"><text:span text:style-name="HTMLCode">│ <text:s text:c="6"/>├── house_price_model.pkl</text:span></text:p>
      <text:p text:style-name="HTMLPreformatted"><text:span text:style-name="HTMLCode">│ <text:s text:c="6"/>└── imputer.pkl</text:span></text:p>
      <text:p text:style-name="HTMLPreformatted"><text:span text:style-name="HTMLCode">│</text:span></text:p>
      <text:p text:style-name="HTMLPreformatted"><text:span text:style-name="HTMLCode">├── Documentation/</text:span></text:p>
      <text:p text:style-name="HTMLPreformatted"><text:span text:style-name="HTMLCode">│ <text:s text:c="2"/>└── IML House Price Predictor.docx <text:s/>← (Your final Word documentation)</text:span></text:p>
      <text:p text:style-name="HTMLPreformatted"><text:span text:style-name="HTMLCode">│</text:span></text:p>
      <text:p text:style-name="HTMLPreformatted"><text:span text:style-name="HTMLCode">├── DEMO/</text:span></text:p>
      <text:p text:style-name="HTMLPreformatted"><text:span text:style-name="HTMLCode">│ <text:s text:c="2"/>└── demo_video.mp4 <text:s/>← (Screen recording of app usage, playable in VLC)</text:span></text:p>
      <text:p text:style-name="HTMLPreformatted"><text:span text:style-name="HTMLCode">│</text:span></text:p>
      <text:p text:style-name="HTMLPreformatted"><text:span text:style-name="HTMLCode">├── .gitignore</text:span></text:p>
      <text:p text:style-name="HTMLPreformatted"/>
      <text:p text:style-name="HTMLPreformatted"/>
      <text:p text:style-name="HTMLPreformatted"/>
      <text:p text:style-name="HTMLPreformatted"/>
      <text:p text:style-name="HTMLPreformatted"/>
      <text:p text:style-name="HTMLPreformatted"/>
      <text:h text:style-name="Heading2" text:outline-level="2"><text:span text:style-name="T49">9. Future Enhancements:</text:span></text:h>
      <text:list text:style-name="LFO12" text:continue-numbering="true">
        <text:list-item>
          <text:p text:style-name="P50">Add more features (categorical encoding, etc.)</text:p>
        </text:list-item>
        <text:list-item>
          <text:p text:style-name="P51">Compare multiple ML models (e.g., XGBoost, GradientBoosting)</text:p>
        </text:list-item>
        <text:list-item>
          <text:p text:style-name="P52">Improve GUI appearance or migrate to web-based UI (Flask/Streamlit)</text:p>
        </text:list-item>
        <text:list-item>
          <text:p text:style-name="P53">Add model performance dashboard for better interpretability</text:p>
        </text:list-item>
      </text:list>
      <text:p text:style-name="P54">10. Example to test:</text:p>
      <text:p text:style-name="P55">OverallQual = 7</text:p>
      <text:p text:style-name="P56">GrLivArea = 1800</text:p>
      <text:p text:style-name="P57">GarageCars = 2</text:p>
      <text:p text:style-name="P58">GarageArea = 400</text:p>
      <text:p text:style-name="P59">TotalBsmtSF = 900</text:p>
      <text:p text:style-name="P60">FullBath = 2</text:p>
      <text:p text:style-name="P61">YearBuilt = 1998</text:p>
      <text:p text:style-name="P62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 fo:hyphenate="false"/>
    </style:style>
    <style:style style:name="Heading2" style:display-name="Heading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 fo:hyphenate="false"/>
    </style:style>
    <style:style style:name="Heading3" style:display-name="Heading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n" style:country-asian="GB"/>
    </style:style>
    <style:style style:name="Heading2Char" style:display-name="Heading 2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n" style:country-asian="GB"/>
    </style:style>
    <style:style style:name="Heading3Char" style:display-name="Heading 3 Char" style:family="text" style:parent-style-name="DefaultParagraphFon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en" style:country-asian="GB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en" style:country-asian="GB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5-05-31T01:50:00Z</meta:creation-date>
    <dc:date>2025-05-31T02:48:00Z</dc:date>
    <meta:template xlink:href="Normal" xlink:type="simple"/>
    <meta:editing-cycles>2</meta:editing-cycles>
    <meta:editing-duration>PT1740S</meta:editing-duration>
    <meta:document-statistic meta:page-count="3" meta:paragraph-count="5" meta:word-count="441" meta:character-count="2955" meta:row-count="20" meta:non-whitespace-character-count="2519"/>
  </office:meta>
</office:document-meta>
</file>